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ing_20_1" style:master-page-name="Standard">
      <style:paragraph-properties style:page-number="auto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Umlaute test</text:h>
      <text:list xml:id="list1934967475" text:style-name="L1">
        <text:list-item>
          <text:p text:style-name="P1">Grünkohl</text:p>
        </text:list-item>
        <text:list-item>
          <text:p text:style-name="P1">Früchte</text:p>
        </text:list-item>
        <text:list-item>
          <text:p text:style-name="P1">Kürbis</text:p>
        </text:list-item>
        <text:list-item>
          <text:p text:style-name="P1">Fürstenlager</text:p>
        </text:list-item>
        <text:list-item>
          <text:p text:style-name="P1">hier gehts weiter</text:p>
        </text:list-item>
        <text:list-item>
          <text:p text:style-name="P1">frostschlag</text:p>
        </text:list-item>
        <text:list-item>
          <text:p text:style-name="P1">breitschla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Absatz-Standardschriftart" style:family="text"/>
    <style:style style:name="WW-Absatz-Standardschriftart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21T10:02:00</meta:creation-date>
    <dc:creator>Michael Daum</dc:creator>
    <dc:date>2011-09-05T16:15:32</dc:date>
    <meta:editing-cycles>10</meta:editing-cycles>
    <meta:editing-duration>PT577H10M57S</meta:editing-duration>
    <meta:generator>OpenOffice.org/3.2$Linux OpenOffice.org_project/320m12$Build-9483</meta:generator>
    <meta:document-statistic meta:table-count="0" meta:image-count="0" meta:object-count="0" meta:page-count="1" meta:paragraph-count="8" meta:word-count="18" meta:character-count="91"/>
    <meta:user-defined meta:name="Info 1"/>
    <meta:user-defined meta:name="Info 2"/>
    <meta:user-defined meta:name="Info 3"/>
    <meta:user-defined meta:name="Info 4"/>
  </office:meta>
</office:document-meta>
</file>